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0ca" officeooo:paragraph-rsid="001cc0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httpd.apache.org/docs/current/howto/access.html" text:style-name="Internet_20_link" text:visited-style-name="Visited_20_Internet_20_Link">http://httpd.apache.org/docs/current/howto/access.html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00:46:04.924335773</meta:creation-date>
    <meta:generator>LibreOffice/5.1.6.2$Linux_X86_64 LibreOffice_project/10m0$Build-2</meta:generator>
    <dc:date>2017-07-04T00:46:48.635989745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54" meta:non-whitespace-character-count="54"/>
  </office:meta>
</office:document-meta>
</file>